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ospace" svg:font-family="monospace, monospace"/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normal" officeooo:rsid="000a456b" officeooo:paragraph-rsid="000a456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a456b" officeooo:paragraph-rsid="000a456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a456b" officeooo:paragraph-rsid="000a456b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style:font-name="Arial" fo:font-size="12pt" fo:font-style="normal" fo:font-weight="normal" officeooo:rsid="000a456b" officeooo:paragraph-rsid="000a456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officeooo:paragraph-rsid="000c31ab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officeooo:paragraph-rsid="000d912e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officeooo:rsid="000c31ab" officeooo:paragraph-rsid="000c31ab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font-name="Arial1" fo:font-size="12pt" fo:font-style="normal" style:text-underline-style="none" fo:font-weight="normal" officeooo:rsid="000c31ab" officeooo:paragraph-rsid="000c31ab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font-name="Arial1" fo:font-size="12pt" fo:font-style="italic" style:text-underline-style="solid" style:text-underline-width="auto" style:text-underline-color="font-color" fo:font-weight="normal" officeooo:rsid="000a4e3b" officeooo:paragraph-rsid="000a4e3b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0a456b" officeooo:paragraph-rsid="000a456b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fo:font-variant="normal" fo:text-transform="none" style:font-name="Arial" fo:font-size="12pt" fo:font-style="normal" fo:font-weight="normal" officeooo:rsid="000a4e3b" officeooo:paragraph-rsid="000a4e3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fo:font-variant="normal" fo:text-transform="none" style:font-name="Arial1" fo:font-size="12pt" fo:font-style="normal" fo:font-weight="normal" officeooo:rsid="000a4e3b" officeooo:paragraph-rsid="000a4e3b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style:font-name="Arial1" fo:font-size="12pt" fo:font-style="normal" style:text-underline-style="none" fo:font-weight="normal" officeooo:rsid="000c31ab" officeooo:paragraph-rsid="000c31ab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style:font-name="Arial1" fo:font-size="12pt" fo:font-style="normal" style:text-underline-style="none" fo:font-weight="normal" officeooo:rsid="000d7463" officeooo:paragraph-rsid="000c31ab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style:font-name="Arial1" fo:font-size="12pt" fo:font-style="normal" style:text-underline-style="none" fo:font-weight="normal" officeooo:rsid="000d7463" officeooo:paragraph-rsid="000d7463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style:font-name="Arial1" fo:font-size="12pt" fo:font-style="italic" style:text-underline-style="solid" style:text-underline-width="auto" style:text-underline-color="font-color" fo:font-weight="normal" officeooo:rsid="000a4e3b" officeooo:paragraph-rsid="000a4e3b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Arial1" fo:font-size="12pt" fo:letter-spacing="normal" fo:font-style="normal" style:text-underline-style="none" fo:font-weight="normal" officeooo:rsid="000c31ab" officeooo:paragraph-rsid="000d912e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Arial1" fo:font-size="12pt" fo:letter-spacing="normal" fo:font-style="normal" style:text-underline-style="none" fo:font-weight="normal" officeooo:rsid="000d912e" officeooo:paragraph-rsid="000d912e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22222" style:font-name="Arial1" fo:font-size="10.5pt" fo:letter-spacing="normal" fo:font-style="normal" style:text-underline-style="none" fo:font-weight="normal" officeooo:rsid="000c31ab" officeooo:paragraph-rsid="000c31ab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Arial1" fo:font-size="12pt" fo:font-style="normal" style:text-underline-style="none" fo:font-weight="normal" officeooo:rsid="000c31ab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Arial1" fo:font-size="12pt" fo:font-style="normal" style:text-underline-style="none" fo:font-weight="normal" officeooo:rsid="000d7463" style:font-size-asian="12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gência de Viagens</text:p>
      <text:p text:style-name="P1">(Tema 2)</text:p>
      <text:p text:style-name="P2"/>
      <text:p text:style-name="P2"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tab/>Grupo F, 2MIEIC03</text:p>
      <text:p text:style-name="P4"/>
      <text:p text:style-name="P4"><text:tab/><text:tab/><text:tab/>201605344 César Manuel Nobre Medeiros</text:p>
      <text:p text:style-name="P4"><text:tab/><text:tab/><text:tab/>201605658 Duarte Manuel Marques Mano Menezes Frazão</text:p>
      <text:p text:style-name="P4"><text:tab/><text:tab/><text:tab/>201606214 Margarida Ramos Pereira Silva </text:p>
      <text:p text:style-name="P4"/>
      <text:p text:style-name="P11">Índice</text:p>
      <text:p text:style-name="P11">Descrição do Tema</text:p>
      <text:p text:style-name="P12">Descrição da Solução</text:p>
      <text:p text:style-name="P9"/>
      <text:p text:style-name="P9">Travelling Salesman Problem </text:p>
      <text:p text:style-name="P8"/>
      <text:p text:style-name="P8">Este problema foca-se na seguinte questão: “Dado um conjunto de cidades e distâncias entre cada par de cidades, qual é o caminho mais curto e possível que passe por todas as cidades e retorne à cidade de origem?” </text:p>
      <text:p text:style-name="P5"><text:span text:style-name="T2">Referência </text:span><text:a xlink:type="simple" xlink:href="https://en.wikipedia.org/wiki/Travelling_salesman_problem" text:style-name="Internet_20_link" text:visited-style-name="Visited_20_Internet_20_Link">https://en.wikipedia.org/wiki/Travelling_salesman_problem</text:a></text:p>
      <text:p text:style-name="P8"/>
      <text:p text:style-name="P7"><text:span text:style-name="T1">Por forma a solucionar este problema, decidimos implementar o algoritmo de Held-Karp, </text:span><text:span text:style-name="T3">que consiste num algoritmo de programação dinâmica. Na essência, é em tudo muito similar ao típico brute force, mas com a ajuda de estruturas de dados e de otimizações alcança uma melhor performance.</text:span></text:p>
      <text:p text:style-name="P14"/>
      <text:p text:style-name="P15">Pseudo-Código:</text:p>
      <text:p text:style-name="P17"/>
      <text:p text:style-name="P18">possibilidades:</text:p>
      <text:p text:style-name="P6"><text:span text:style-name="T2"><text:s/></text:span><text:a xlink:type="simple" xlink:href="https://en.wikipedia.org/wiki/Travelling_salesman_problem" text:style-name="Internet_20_link" text:visited-style-name="Visited_20_Internet_20_Link">https://en.wikipedia.org/wiki/Travelling_salesman_problem</text:a></text:p>
      <text:p text:style-name="P19"/>
      <text:p text:style-name="P19"/>
      <text:p text:style-name="P11">Estrutura do código</text:p>
      <text:p text:style-name="P11">Lista de casos de utilização</text:p>
      <text:p text:style-name="P11">Principais dificuldades</text:p>
      <text:p text:style-name="P11">Conclusão</text:p>
      <text:p text:style-name="P11">Bibliografia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ospace" svg:font-family="monospace, monospace"/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9:02:45.071380293</meta:creation-date>
    <dc:date>2018-04-08T14:48:39.338830620</dc:date>
    <meta:editing-duration>PT17M1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0" meta:paragraph-count="22" meta:word-count="135" meta:character-count="999" meta:non-whitespace-character-count="868"/>
  </office:meta>
</office:document-meta>
</file>